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P1" style:family="paragraph" style:parent-style-name="Standard">
      <style:paragraph-properties fo:margin-left="0.0446in" fo:text-indent="-0.0446in"/>
      <style:text-properties style:font-name="Arial" fo:font-size="30.0pt" fo:color="#073763"/>
    </style:style>
    <style:style style:name="P2" style:family="paragraph" style:parent-style-name="Standard">
      <style:paragraph-properties fo:margin-left="0.0446in" fo:text-indent="-0.0446in" fo:line-height="56%"/>
      <style:text-properties style:font-name="Arial" fo:font-size="12.0pt" fo:color="#000000"/>
    </style:style>
    <style:style style:name="P3" style:family="paragraph" style:parent-style-name="Standard">
      <style:paragraph-properties fo:margin-left="0.0446in" fo:text-indent="-0.0446in"/>
      <style:text-properties style:font-name="Arial" fo:font-size="12.0pt" fo:color="#f1c232"/>
    </style:style>
    <style:style style:name="P4" style:family="paragraph" style:parent-style-name="Standard">
      <style:paragraph-properties fo:margin-left="0.0446in" fo:text-indent="-0.0446in"/>
      <style:text-properties style:font-name="Times" fo:font-size="12.0pt"/>
    </style:style>
    <style:style style:name="P5" style:family="paragraph" style:parent-style-name="Standard">
      <style:paragraph-properties fo:margin-left="0.0444in" fo:text-indent="-0.0451in"/>
      <style:text-properties style:font-name="Arial" fo:font-size="9.0pt" fo:color="#2079c7"/>
    </style:style>
    <style:style style:name="P6" style:family="paragraph" style:parent-style-name="Standard">
      <style:paragraph-properties fo:margin-left="0.0444in" fo:text-indent="-0.0451in" fo:line-height="150%"/>
      <style:text-properties style:font-name="Arial" fo:font-size="9.0pt" fo:color="#666666"/>
    </style:style>
    <style:style style:name="P7" style:family="paragraph" style:parent-style-name="Standard">
      <style:paragraph-properties fo:margin-left="0.0446in" fo:text-indent="-0.0446in" fo:line-height="150%"/>
      <style:text-properties style:font-name="Arial" fo:font-size="12.0pt" fo:color="#000000"/>
    </style:style>
    <style:style style:name="P8" style:family="paragraph" style:parent-style-name="Standard">
      <style:paragraph-properties fo:margin-left="0.0446in" fo:text-indent="-0.0446in"/>
      <style:text-properties style:font-name="Arial" fo:font-size="9.0pt" fo:color="#2079c7"/>
    </style:style>
    <style:style style:name="P9" style:family="paragraph" style:parent-style-name="Standard">
      <style:paragraph-properties fo:margin-left="0.0446in" fo:text-indent="-0.0446in" fo:line-height="134%"/>
      <style:text-properties style:font-name="Arial" fo:font-size="12.0pt" fo:color="#000000"/>
    </style:style>
    <style:style style:name="P10" style:family="paragraph" style:parent-style-name="Standard">
      <style:paragraph-properties fo:margin-left="0.0446in" fo:text-indent="-0.0446in"/>
      <style:text-properties style:font-name="Arial" fo:font-size="9.0pt" fo:color="#000000"/>
    </style:style>
    <style:style style:name="P11" style:family="paragraph" style:parent-style-name="Standard">
      <style:paragraph-properties fo:margin-left="0.0446in" fo:text-indent="-0.0446in" fo:line-height="47%"/>
      <style:text-properties style:font-name="Arial" fo:font-size="12.0pt" fo:color="#000000"/>
    </style:style>
    <style:style style:name="P12" style:family="paragraph" style:parent-style-name="Standard">
      <style:paragraph-properties fo:margin-left="0.0446in" fo:text-indent="-0.0446in"/>
      <style:text-properties style:font-name="Arial" fo:font-size="8.0pt" fo:color="#666666"/>
    </style:style>
    <style:style style:name="P13" style:family="paragraph" style:parent-style-name="Standard">
      <style:paragraph-properties fo:margin-left="0.0446in" fo:text-indent="-0.0446in" fo:line-height="96%"/>
      <style:text-properties style:font-name="Arial" fo:font-size="12.0pt" fo:color="#000000"/>
    </style:style>
    <style:style style:name="P14" style:family="paragraph" style:parent-style-name="Standard">
      <style:paragraph-properties fo:margin-left="0.0446in" fo:text-indent="-0.0446in" fo:line-height="150%"/>
      <style:text-properties style:font-name="Arial" fo:font-size="9.0pt" fo:color="#666666"/>
    </style:style>
    <style:style style:name="P15" style:family="paragraph" style:parent-style-name="Standard">
      <style:paragraph-properties fo:margin-left="0.0446in" fo:text-indent="-0.0446in" fo:line-height="107%"/>
      <style:text-properties style:font-name="Arial" fo:font-size="12.0pt" fo:color="#000000"/>
    </style:style>
    <style:style style:name="P16" style:family="paragraph" style:parent-style-name="Standard">
      <style:paragraph-properties fo:margin-left="0.0446in" fo:text-indent="-0.0446in"/>
      <style:text-properties style:font-name="Arial" fo:font-size="10.0pt" fo:color="#666666"/>
    </style:style>
    <style:style style:name="P17" style:family="paragraph" style:parent-style-name="Standard">
      <style:paragraph-properties fo:margin-left="0.0446in" fo:text-indent="-0.0446in" fo:line-height="114%"/>
      <style:text-properties style:font-name="Arial" fo:font-size="12.0pt" fo:color="#000000"/>
    </style:style>
    <style:style style:name="P18" style:family="paragraph" style:parent-style-name="Standard">
      <style:paragraph-properties fo:margin-left="0.0446in" fo:text-indent="-0.0446in" fo:line-height="134%"/>
      <style:text-properties style:font-name="Arial" fo:font-size="12.0pt"/>
    </style:style>
    <style:style style:name="P19" style:family="paragraph" style:parent-style-name="Standard">
      <style:paragraph-properties fo:margin-left="0.0446in" fo:text-indent="-0.0446in" fo:line-height="119%"/>
      <style:text-properties style:font-name="Arial" fo:font-size="9.0pt"/>
    </style:style>
    <style:style style:name="P20" style:family="paragraph" style:parent-style-name="Standard">
      <style:paragraph-properties fo:margin-left="0.0446in" fo:text-indent="-0.0446in"/>
      <style:text-properties style:font-name="Arial" fo:font-size="8.0pt" fo:color="#525252"/>
    </style:style>
    <style:style style:name="P21" style:family="paragraph" style:parent-style-name="Standard">
      <style:paragraph-properties fo:margin-left="0.0446in" fo:text-indent="-0.0446in"/>
      <style:text-properties style:font-name="Arial" fo:font-size="12.0pt"/>
    </style:style>
    <style:style style:name="P22" style:family="paragraph" style:parent-style-name="Standard">
      <style:paragraph-properties fo:margin-left="0.0446in" fo:text-indent="-0.0446in"/>
      <style:text-properties style:font-name="Arial" fo:font-size="9.0pt" fo:color="#666666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Andrew Angelle</text:span></text:p>
      <text:p text:style-name="P2"/>
      <text:p text:style-name="P3"><text:span text:style-name="T1">software engineer</text:span></text:p>
      <text:p text:style-name="P3"/>
      <text:p text:style-name="P4"/>
      <text:p text:style-name="P4"/>
      <text:p text:style-name="P5"><text:span text:style-name="T1">LINKS</text:span></text:p>
      <text:p text:style-name="P6"><text:a xlink:type="simple" xlink:href="http://andrewangelle@gmail.com">andrewangelle@gmail.com</text:a></text:p>
      <text:p text:style-name="P6"><text:a xlink:type="simple" xlink:href="https://andrewangelle.com">https://andrewangelle.com</text:a></text:p>
      <text:p text:style-name="P6"><text:a xlink:type="simple" xlink:href="https://github.com/andrewangelle">https://github.com/andrewangelle</text:a></text:p>
      <text:p text:style-name="P6"/>
      <text:p text:style-name="P6"/>
      <text:p text:style-name="P7"/>
      <text:p text:style-name="P8"><text:span text:style-name="T1">EXPERIENCE</text:span></text:p>
      <text:p text:style-name="P9"/>
      <text:p text:style-name="P10"><text:span text:style-name="T1">Experian, </text:span>Austin, Tx. —<text:span text:style-name="T2">Staff Software Engineer</text:span></text:p>
      <text:p text:style-name="P11"/>
      <text:p text:style-name="P12">September 2019 - present</text:p>
      <text:p text:style-name="P13"/>
      <text:p text:style-name="P14">Tech lead for multiple greenfield initiatives utilizing React, TypeScript, and NodeJS.</text:p>
      <text:p text:style-name="P14"/>
      <text:p text:style-name="P14">Led the effort to streamline development standards for the team’s process, code style, testing, tooling, and best practices for a React-based development effort.</text:p>
      <text:p text:style-name="P14"/>
      <text:p text:style-name="P14">I established myself as the go-to engineering resource for React/TypeScript questions and implementation. I also helped to mentor and guide other developers.</text:p>
      <text:p text:style-name="P14"/>
      <text:p text:style-name="P14">I was able to implement the project’s build and CI/CD pipeline.</text:p>
      <text:p text:style-name="P14"/>
      <text:p text:style-name="P14">Collaborated with product, design, and backend teams to facilitate front-end implementation of features.</text:p>
      <text:p text:style-name="P14"/>
      <text:p text:style-name="P14">Contributed to architectural decisions for multiple projects that I was involved in.</text:p>
      <text:p text:style-name="P15"/>
      <text:p text:style-name="P10"><text:span text:style-name="T1">Rackspace,</text:span><text:s/>Austin, Tx. — <text:span text:style-name="T2">Front End Developer</text:span></text:p>
      <text:p text:style-name="P11"/>
      <text:p text:style-name="P12">April 2018 - February 2019</text:p>
      <text:p text:style-name="P16"/>
      <text:p text:style-name="P14">Worked on the front end team tasked with building a greenfield ticketing web app for public and internal use. Technologies used included Typescript, React, Redux.</text:p>
      <text:p text:style-name="P17"/>
      <text:p text:style-name="P10"><text:span text:style-name="T1">Victory CTO,</text:span><text:s/>Austin, Tx. — <text:span text:style-name="T2">Front End Developer</text:span></text:p>
      <text:p text:style-name="P11"/>
      <text:p text:style-name="P12">September 2017 - December 2017</text:p>
      <text:p text:style-name="P13"/>
      <text:p text:style-name="P14">Worked on a small agile team tasked with a ground-up rebuild of naturallycurly.com. Technologies used included HTML, SASS, ES6 on the front end, and PHP/Laravel back end.</text:p>
      <text:p text:style-name="P8"/>
      <text:p text:style-name="P8"/>
      <text:p text:style-name="P8"/>
      <text:p text:style-name="P8"><text:span text:style-name="T1">EDUCATION</text:span></text:p>
      <text:p text:style-name="P18"/>
      <text:p text:style-name="P19"><text:span text:style-name="T1">University of Southern Mississippi,</text:span></text:p>
      <text:p text:style-name="P19">Masters of Music</text:p>
      <text:p text:style-name="P19"/>
      <text:p text:style-name="P20">August 2013 - May 2015</text:p>
      <text:p text:style-name="P20"/>
      <text:p text:style-name="P20"/>
      <text:p text:style-name="P20"/>
      <text:p text:style-name="P8"><text:span text:style-name="T1">SKILLS</text:span></text:p>
      <text:p text:style-name="P21"/>
      <text:p text:style-name="P22">JavaScript​</text:p>
      <text:p text:style-name="P22"/>
      <text:p text:style-name="P22">TypeScript​</text:p>
      <text:p text:style-name="P22"/>
      <text:p text:style-name="P22">React​</text:p>
      <text:p text:style-name="P22"/>
      <text:p text:style-name="P22">Redux​</text:p>
      <text:p text:style-name="P22"/>
      <text:p text:style-name="P22">Storybook​</text:p>
      <text:p text:style-name="P22"/>
      <text:p text:style-name="P22">HTMLCSS/SASS​</text:p>
      <text:p text:style-name="P22"/>
      <text:p text:style-name="P22">CSS​ in JS</text:p>
      <text:p text:style-name="P22"/>
      <text:p text:style-name="P22">​</text:p>
      <text:p text:style-name="P22"/>
      <text:p text:style-name="P22">NodeJS</text:p>
      <text:p text:style-name="P22"/>
      <text:p text:style-name="P22">REST</text:p>
      <text:p text:style-name="P22"/>
      <text:p text:style-name="P22">MuleSoft</text:p>
      <text:p text:style-name="P22"/>
      <text:p text:style-name="P22">PHP</text:p>
      <text:p text:style-name="P22"/>
      <text:p text:style-name="P22">GraphQL</text:p>
      <text:p text:style-name="P22"/>
      <text:p text:style-name="P22">​</text:p>
      <text:p text:style-name="P22"/>
      <text:p text:style-name="P22">Jest​</text:p>
      <text:p text:style-name="P22"/>
      <text:p text:style-name="P22">Testing​ Library</text:p>
      <text:p text:style-name="P22"/>
      <text:p text:style-name="P22">Vite​</text:p>
      <text:p text:style-name="P22"/>
      <text:p text:style-name="P22">Vitest​</text:p>
      <text:p text:style-name="P22"/>
      <text:p text:style-name="P22">Webpack​</text:p>
      <text:p text:style-name="P22"/>
      <text:p text:style-name="P22">Git/Git​ Actions</text:p>
      <text:p text:style-name="P21"/>
      <text:p text:style-name="P22">Docker​</text:p>
      <text:p text:style-name="P2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2</meta:generator>
  </office:meta>
</office:document-meta>
</file>